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2.819cm"/>
    </style:style>
    <style:style style:name="Table2.B" style:family="table-column">
      <style:table-column-properties style:column-width="14.182cm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2.819cm"/>
    </style:style>
    <style:style style:name="Table10.B" style:family="table-column">
      <style:table-column-properties style:column-width="14.182cm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819cm"/>
    </style:style>
    <style:style style:name="Table1.B" style:family="table-column">
      <style:table-column-properties style:column-width="7.091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819cm"/>
    </style:style>
    <style:style style:name="Table3.B" style:family="table-column">
      <style:table-column-properties style:column-width="7.091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819cm"/>
    </style:style>
    <style:style style:name="Table4.B" style:family="table-column">
      <style:table-column-properties style:column-width="7.091cm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473cm"/>
    </style:style>
    <style:style style:name="Table5.B" style:family="table-column">
      <style:table-column-properties style:column-width="6.219cm"/>
    </style:style>
    <style:style style:name="Table5.C" style:family="table-column">
      <style:table-column-properties style:column-width="8.308cm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473cm"/>
    </style:style>
    <style:style style:name="Table6.B" style:family="table-column">
      <style:table-column-properties style:column-width="6.219cm"/>
    </style:style>
    <style:style style:name="Table6.C" style:family="table-column">
      <style:table-column-properties style:column-width="8.308cm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4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3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#fafafa" fo:padding-left="0.212cm" fo:padding-right="0.212cm" fo:padding-top="0.127cm" fo:padding-bottom="0.127cm" fo:border="0.002cm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8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use-window-font-color="true" style:font-name="Monospace" fo:font-size="10pt" style:font-size-asian="10pt" style:font-size-complex="10pt"/>
    </style:style>
    <style:style style:name="P9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10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Preformatted_20_Text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fo:color="#000000" style:font-name="Consolas" fo:font-size="10pt" fo:letter-spacing="normal" fo:language="en" fo:country="US" fo:font-style="normal" fo:font-weight="normal" style:font-name-asian="Consolas" style:font-size-asian="10pt" style:font-weight-asian="bold" style:font-name-complex="Consolas" style:font-size-complex="10pt" style:font-weight-complex="bold"/>
    </style:style>
    <style:style style:name="P12" style:family="paragraph" style:parent-style-name="Preformatted_20_Text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</style:style>
    <style:style style:name="P13" style:family="paragraph" style:parent-style-name="Text_20_body">
      <style:paragraph-properties fo:line-height="100%" fo:background-color="#fafafa" fo:padding-left="0.212cm" fo:padding-right="0.212cm" fo:padding-top="0.127cm" fo:padding-bottom="0.127cm" fo:border="0.002cm solid #bbbbbb" style:shadow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000000" style:font-name="Consolas" fo:font-size="10pt" fo:language="en" fo:country="US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3f7f5f" style:font-name="Consolas" fo:font-size="10pt" fo:language="en" fo:country="US" style:text-underline-style="none" style:font-name-asian="Consolas" style:font-size-asian="10pt" style:font-name-complex="Consolas" style:font-size-complex="10pt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Heading_20_3">
      <style:text-properties fo:font-weight="bold" style:font-weight-asian="bold" style:font-weight-complex="bold"/>
    </style:style>
    <style:style style:name="P28" style:family="paragraph" style:parent-style-name="Standard" style:list-style-name="L4">
      <style:paragraph-properties fo:margin-top="0cm" fo:margin-bottom="0.212cm"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 style:list-style-name="L3"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7">
      <style:text-properties fo:font-weight="bold" style:font-weight-asian="bold" style:font-weight-complex="bold"/>
    </style:style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3">
      <style:paragraph-properties fo:margin-top="0cm" fo:margin-bottom="0.212cm"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letter-spacing="normal" fo:language="en" fo:country="US" fo:font-style="normal" fo:font-weight="normal"/>
    </style:style>
    <style:style style:name="T6" style:family="text">
      <style:text-properties fo:font-variant="normal" fo:text-transform="none" fo:letter-spacing="normal" fo:language="en" fo:country="US" fo:font-style="normal" fo:font-weight="normal" style:font-name-asian="Monospace" style:font-name-complex="Monospace"/>
    </style:style>
    <style:style style:name="T7" style:family="text">
      <style:text-properties fo:font-variant="normal" fo:text-transform="non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language="en" fo:country="US" fo:font-style="normal" fo:font-weight="normal" style:font-name-asian="Consolas" style:font-size-asian="10pt" style:font-weight-asian="bold" style:font-name-complex="Consolas" style:font-size-complex="1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language="en" fo:country="US" style:text-underline-style="none" style:font-name-asian="Consolas" style:font-name-complex="Consolas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language="en" fo:country="US"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c0" style:font-name="Consolas" fo:font-style="italic" style:font-name-asian="Consolas" style:font-style-asian="italic" style:font-name-complex="Consolas" style:font-style-complex="italic"/>
    </style:style>
    <style:style style:name="T17" style:family="text">
      <style:text-properties fo:color="#0000c0" style:font-name="Consolas" fo:language="en" fo:country="US" style:text-underline-style="none" style:font-name-asian="Consolas" style:font-name-complex="Consolas"/>
    </style:style>
    <style:style style:name="T18" style:family="text">
      <style:text-properties fo:color="#0000c0" style:font-name="Consolas" fo:language="en" fo:country="US" fo:font-style="italic" style:text-underline-style="none" style:font-name-asian="Consolas" style:font-style-asian="italic" style:font-name-complex="Consolas" style:font-style-complex="italic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style:text-underline-style="none"/>
    </style:style>
    <style:style style:name="T21" style:family="text">
      <style:text-properties fo:color="#0000c0" fo:language="en" fo:country="US"/>
    </style:style>
    <style:style style:name="T22" style:family="text">
      <style:text-properties fo:color="#0000c0" fo:language="en" fo:country="US" style:text-underline-style="none"/>
    </style:style>
    <style:style style:name="T23" style:family="text">
      <style:text-properties fo:color="#0000c0" fo:language="en" fo:country="US" fo:font-style="italic" style:text-underline-style="none" style:font-style-asian="italic" style:font-style-complex="italic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2a00ff"/>
    </style:style>
    <style:style style:name="T3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2a00ff" style:font-name="Consolas" fo:language="en" fo:country="US" style:text-underline-style="none" style:font-name-asian="Consolas" style:font-name-complex="Consolas"/>
    </style:style>
    <style:style style:name="T33" style:family="text">
      <style:text-properties fo:color="#2a00ff" fo:language="en" fo:country="US" style:text-underline-style="none"/>
    </style:style>
    <style:style style:name="T34" style:family="text">
      <style:text-properties fo:color="#3f7f5f" style:text-underline-style="none"/>
    </style:style>
    <style:style style:name="T35" style:family="text">
      <style:text-properties fo:color="#3f7f5f" fo:language="en" fo:country="US" style:text-underline-style="none"/>
    </style:style>
    <style:style style:name="T36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URNEYPLANNER Service</text:h>
      <text:h text:style-name="Heading_20_2" text:outline-level="2">1.<text:tab/>Overview</text:h>
      <text:p text:style-name="Text_20_body">The goal of the Journey Planner service is twofold:</text:p>
      <text:list xml:id="list8047703260861278772" text:style-name="L1">
        <text:list-item>
          <text:p text:style-name="P29">Generating plans for travels, allowing different transport types (bus, car, walk...)</text:p>
        </text:list-item>
        <text:list-item>
          <text:p text:style-name="P29">Giving informations about the transit system (routes, stops, timetables)</text:p>
        </text:list-item>
      </text:list>
      <text:h text:style-name="Heading_20_3" text:outline-level="3">1.1. Terminology</text:h>
      <text:list xml:id="list4707056264451521587" text:style-name="L2">
        <text:list-item>
          <text:p text:style-name="P30">(Simple) Leg: the atomic component of an itinerary, characterized by a trasport between two intermediate locations of an itinerary.</text:p>
        </text:list-item>
        <text:list-item>
          <text:p text:style-name="P30">Single Journey: a list of alternative itineraries between two locations at a given time, composed by a sequence of legs.<text:line-break/>Example: Single journey from Piazza Dante to Piazza Fiera:</text:p>
          <text:list>
            <text:list-item>
              <text:p text:style-name="P30">Itinerary composed by Legs: Piazza Dante → Piazza Duomo → Piazza Fiera (all by walk)</text:p>
            </text:list-item>
            <text:list-item>
              <text:p text:style-name="P30">Itinerary composed by Legs: <text:s/>Piazza Dante → Piazza Venezia (by bus) → Piazza Fiera (by walk)</text:p>
            </text:list-item>
          </text:list>
        </text:list-item>
        <text:list-item>
          <text:p text:style-name="P30">Recurrent Journey: a set of (simple) legs belonging to itineraries connecting two locations in a given temporal range.<text:line-break/>Example: Recurrent journey from Piazza Dante to Piazza Fiera:</text:p>
          <text:list>
            <text:list-item>
              <text:p text:style-name="P30">Leg Piazza Dante → Piazza Duomo (by walk)</text:p>
            </text:list-item>
            <text:list-item>
              <text:p text:style-name="P30">Leg Piazza Duomo → Piazza Fiera (by walk)</text:p>
            </text:list-item>
            <text:list-item>
              <text:p text:style-name="P30">Leg Piazza Dante → Piazza Venezia (by bus)</text:p>
            </text:list-item>
            <text:list-item>
              <text:p text:style-name="P30">Leg Piazza Venezia → Piazza Fiera (by walk)</text:p>
            </text:list-item>
          </text:list>
        </text:list-item>
      </text:list>
      <text:h text:style-name="Heading_20_3" text:outline-level="3">1.2. Services</text:h>
      <text:p text:style-name="P23">This service aims at providing a way to plan journeys between different locations and to get informations about transit system:</text:p>
      <text:list xml:id="list6460701854756970516" text:style-name="L3">
        <text:list-item>
          <text:p text:style-name="P31">plan a single journey, given start and end location, date and departure time, type of transport and so on</text:p>
        </text:list-item>
        <text:list-item>
          <text:p text:style-name="P38">plan a recurrent journey, given start and end location, a start and end date, a departure time, type of transport and so on</text:p>
        </text:list-item>
        <text:list-item>
          <text:p text:style-name="P38">get informations about routes, stops and time tables</text:p>
        </text:list-item>
      </text:list>
      <text:p text:style-name="Text_20_body">For this purpose the service exposes the following APIs:</text:p>
      <text:list xml:id="list6822056285701271602" text:style-name="L4">
        <text:list-item>
          <text:p text:style-name="P28">Plan a single journey, getting as result a list of alternative itineraries.</text:p>
        </text:list-item>
        <text:list-item>
          <text:p text:style-name="P28">Plan a recurrent journey, getting a set of legs between the start and end locations.</text:p>
        </text:list-item>
        <text:list-item>
          <text:p text:style-name="P28">Get the routes for a particular transit agency</text:p>
        </text:list-item>
        <text:list-item>
          <text:p text:style-name="P28">Get the stops for a particular route</text:p>
        </text:list-item>
        <text:list-item>
          <text:p text:style-name="P28">Get the times at a particular stop, from 1 hour before to 1 hour after the current time</text:p>
        </text:list-item>
        <text:list-item>
          <text:p text:style-name="P28"><text:soft-page-break/>Get the full timetable for a range of days, for a particular route</text:p>
        </text:list-item>
        <text:list-item>
          <text:p text:style-name="P28">Get a limited timetable for a route at a particular stop</text:p>
        </text:list-item>
      </text:list>
      <text:h text:style-name="Heading_20_2" text:outline-level="2">2.<text:tab/>Data Types</text:h>
      <text:p text:style-name="Text_20_body">Below are described the data structures used by the Journey Planner services</text:p>
      <text:h text:style-name="P27" text:outline-level="3">2.1. Basic Data Types</text:h>
      <text:p text:style-name="Text_20_body"><text:span text:style-name="T1">Itinerary</text:span> {</text:p>
      <text:list xml:id="list2866524866457856061" text:style-name="L5">
        <text:list-item>
          <text:p text:style-name="P32">Position from; // start location</text:p>
        </text:list-item>
        <text:list-item>
          <text:p text:style-name="P32">Position to; // end location</text:p>
        </text:list-item>
        <text:list-item>
          <text:p text:style-name="P32">Position[] greenPoint; // unused</text:p>
        </text:list-item>
        <text:list-item>
          <text:p text:style-name="P32">long startime; // start time, in milliseconds</text:p>
        </text:list-item>
        <text:list-item>
          <text:p text:style-name="P32">long endtime; // end time, in milliseconds</text:p>
        </text:list-item>
        <text:list-item>
          <text:p text:style-name="P32">long duration; // travel duration</text:p>
        </text:list-item>
        <text:list-item>
          <text:p text:style-name="P32">long walkingDuration; // walking duration</text:p>
        </text:list-item>
        <text:list-item>
          <text:p text:style-name="P32">List&lt;Leg&gt; leg; // list of legs the itinerary is composed of</text:p>
        </text:list-item>
      </text:list>
      <text:p text:style-name="Text_20_body">}</text:p>
      <text:p text:style-name="Text_20_body"/>
      <text:p text:style-name="Text_20_body"><text:span text:style-name="T1">Position</text:span> {</text:p>
      <text:list xml:id="list2603120792551686602" text:style-name="L6">
        <text:list-item>
          <text:p text:style-name="P33">String name; // location name</text:p>
        </text:list-item>
        <text:list-item>
          <text:p text:style-name="P33">StopId stopId; // id of the stop (if the position is a stop)</text:p>
        </text:list-item>
        <text:list-item>
          <text:p text:style-name="P33">String stopCode; </text:p>
        </text:list-item>
        <text:list-item>
          <text:p text:style-name="P33">String lon; // latitude</text:p>
        </text:list-item>
        <text:list-item>
          <text:p text:style-name="P33">String lat; // longitude</text:p>
        </text:list-item>
      </text:list>
      <text:p text:style-name="Text_20_body">}</text:p>
      <text:p text:style-name="Text_20_body"/>
      <text:p text:style-name="Text_20_body"><text:span text:style-name="T1">StopId</text:span> {</text:p>
      <text:list xml:id="list1318257939121470715" text:style-name="L7">
        <text:list-item>
          <text:p text:style-name="P34">String agencyId; // id of the transit agency</text:p>
        </text:list-item>
        <text:list-item>
          <text:p text:style-name="P34">String id;<text:tab/>// id of the stop</text:p>
        </text:list-item>
      </text:list>
      <text:p text:style-name="Text_20_body">}</text:p>
      <text:p text:style-name="P19"/>
      <text:p text:style-name="Text_20_body"><text:span text:style-name="T1">Leg</text:span> {</text:p>
      <text:list xml:id="list42459584" text:continue-numbering="true" text:style-name="L7">
        <text:list-item>
          <text:p text:style-name="P34">String legId; // id of the leg</text:p>
        </text:list-item>
        <text:list-item>
          <text:p text:style-name="P34">long startime; // start time, in milliseconds</text:p>
        </text:list-item>
        <text:list-item>
          <text:p text:style-name="P34">long endtime; // end time, in milliseconds</text:p>
        </text:list-item>
        <text:list-item>
          <text:p text:style-name="P34">long duration; // leg travel duration</text:p>
        </text:list-item>
        <text:list-item>
          <text:p text:style-name="P34"><text:soft-page-break/>Position from; // start location</text:p>
        </text:list-item>
        <text:list-item>
          <text:p text:style-name="P34">Position to; // end location</text:p>
        </text:list-item>
        <text:list-item>
          <text:p text:style-name="P34">Transport transport; // transport</text:p>
        </text:list-item>
        <text:list-item>
          <text:p text:style-name="P34">LegGeometery legGeometery; // geometry of leg on map</text:p>
        </text:list-item>
      </text:list>
      <text:p text:style-name="Text_20_body">}</text:p>
      <text:list xml:id="list42447719" text:continue-numbering="true" text:style-name="L7">
        <text:list-header>
          <text:p text:style-name="P35"/>
        </text:list-header>
      </text:list>
      <text:p text:style-name="Text_20_body"><text:span text:style-name="T1">Transport</text:span> {</text:p>
      <text:list xml:id="list42454894" text:continue-numbering="true" text:style-name="L7">
        <text:list-item>
          <text:p text:style-name="P34">TType type; // transport type. Enum values can be: <text:tab/><text:tab/>CAR,BICYCLE,TRANSIT,SHAREDBIKE,SHAREDBIKE_WITHOUT_STATION,GONDOLA,CARWITHPARKING,SHAREDCAR,SHAREDCAR_WITHOUT_STATION,BUS,TRAIN,WALK,SHUTTLE</text:p>
        </text:list-item>
        <text:list-item>
          <text:p text:style-name="P34">String agencyId; // id of the transit agency</text:p>
        </text:list-item>
        <text:list-item>
          <text:p text:style-name="P34">String routeId; // id of the route</text:p>
        </text:list-item>
        <text:list-item>
          <text:p text:style-name="P34">String tripId; // id of the trip</text:p>
        </text:list-item>
      </text:list>
      <text:p text:style-name="Text_20_body">}</text:p>
      <text:p text:style-name="Text_20_body"/>
      <text:p text:style-name="Text_20_body"><text:span text:style-name="T1">SimpleLeg</text:span> {</text:p>
      <text:list xml:id="list42473104" text:continue-numbering="true" text:style-name="L7">
        <text:list-item>
          <text:p text:style-name="P34">private String from; // start location name</text:p>
        </text:list-item>
        <text:list-item>
          <text:p text:style-name="P34">private String to; // end location name</text:p>
        </text:list-item>
        <text:list-item>
          <text:p text:style-name="P34">private Transport transport;<text:tab/> // transport</text:p>
        </text:list-item>
      </text:list>
      <text:p text:style-name="Text_20_body">}</text:p>
      <text:p text:style-name="Text_20_body"/>
      <text:p text:style-name="Text_20_body"><text:span text:style-name="T1">Id</text:span> {</text:p>
      <text:list xml:id="list42452215" text:continue-numbering="true" text:style-name="L7">
        <text:list-item>
          <text:p text:style-name="P34">String agency; // id of the transit agency</text:p>
        </text:list-item>
        <text:list-item>
          <text:p text:style-name="P34">String id; // id (in different places can be routeId or tripId)</text:p>
        </text:list-item>
      </text:list>
      <text:p text:style-name="Text_20_body">}</text:p>
      <text:p text:style-name="Text_20_body"/>
      <text:p text:style-name="Text_20_body"><text:span text:style-name="T1">Route</text:span> {</text:p>
      <text:list xml:id="list42462738" text:continue-numbering="true" text:style-name="L7">
        <text:list-item>
          <text:p text:style-name="P34">Id id; // id of the route</text:p>
        </text:list-item>
        <text:list-item>
          <text:p text:style-name="P34">String routeShortName; // short name of the route</text:p>
        </text:list-item>
        <text:list-item>
          <text:p text:style-name="P34">String routeLongName; // long name of the route</text:p>
        </text:list-item>
      </text:list>
      <text:p text:style-name="Text_20_body">}</text:p>
      <text:p text:style-name="Text_20_body"/>
      <text:p text:style-name="Text_20_body"><text:span text:style-name="T1">StopTime</text:span> {</text:p>
      <text:list xml:id="list42456781" text:continue-numbering="true" text:style-name="L7">
        <text:list-item>
          <text:p text:style-name="P34">long time; // time, in milliseconds</text:p>
        </text:list-item>
        <text:list-item>
          <text:p text:style-name="P34">Id trip; // id of the trip</text:p>
        </text:list-item>
      </text:list>
      <text:p text:style-name="Text_20_body"><text:soft-page-break/>}</text:p>
      <text:h text:style-name="P27" text:outline-level="3">2.2. Complex Data Types</text:h>
      <text:p text:style-name="P22">Used as parameters required by the services or returned by them.</text:p>
      <text:p text:style-name="P22"/>
      <text:p text:style-name="P19">RecurrentJourneyParameters {</text:p>
      <text:list xml:id="list42446245" text:continue-numbering="true" text:style-name="L7">
        <text:list-item>
          <text:p text:style-name="P34">Position from; // start location</text:p>
        </text:list-item>
        <text:list-item>
          <text:p text:style-name="P34">Position to; // end location</text:p>
        </text:list-item>
        <text:list-item>
          <text:p text:style-name="P34">long fromDate; // start date, in milliseconds</text:p>
        </text:list-item>
        <text:list-item>
          <text:p text:style-name="P34">long toDate; // end date, in milliseconds</text:p>
        </text:list-item>
        <text:list-item>
          <text:p text:style-name="P34">String time; // time of the day</text:p>
        </text:list-item>
        <text:list-item>
          <text:p text:style-name="P34">long interval; // interval</text:p>
        </text:list-item>
        <text:list-item>
          <text:p text:style-name="P34">TType[] transportTypes; // transport type, see above for values</text:p>
        </text:list-item>
        <text:list-item>
          <text:p text:style-name="P34">RType routeType; // route type, can be: fastest, healthy, leastWalking, leastChanges, greenest, safest</text:p>
        </text:list-item>
        <text:list-item>
          <text:p text:style-name="P34">int resultsNumber; // number of results</text:p>
        </text:list-item>
      </text:list>
      <text:p text:style-name="P19">}</text:p>
      <text:p text:style-name="P19"/>
      <text:p text:style-name="P19">RecurrentJourney {</text:p>
      <text:list xml:id="list42466935" text:continue-numbering="true" text:style-name="L7">
        <text:list-item>
          <text:p text:style-name="P34">RecurrentJourneyParameters parameters; // parameters used to generate the legs</text:p>
        </text:list-item>
        <text:list-item>
          <text:p text:style-name="P34">List&lt;SimpleLeg&gt; legs; // list of simple legs resulting</text:p>
        </text:list-item>
        <text:list-item>
          <text:p text:style-name="P34">Map&lt;String, Boolean&gt; monitorLegs;</text:p>
        </text:list-item>
      </text:list>
      <text:p text:style-name="P19">}</text:p>
      <text:p text:style-name="P19"/>
      <text:p text:style-name="P19">SingleJourney {</text:p>
      <text:list xml:id="list42447522" text:continue-numbering="true" text:style-name="L7">
        <text:list-item>
          <text:p text:style-name="P34">Position from; // start location</text:p>
        </text:list-item>
        <text:list-item>
          <text:p text:style-name="P34">Position to; // end location</text:p>
        </text:list-item>
        <text:list-item>
          <text:p text:style-name="P34">String date; // date, format is mm/dd/yyyy</text:p>
        </text:list-item>
        <text:list-item>
          <text:p text:style-name="P34">String departureTime; // departure time, format is hh:mm, 12 hours am/pm</text:p>
        </text:list-item>
        <text:list-item>
          <text:p text:style-name="P34">TType[] transportTypes; // trasport types, see above</text:p>
        </text:list-item>
        <text:list-item>
          <text:p text:style-name="P34">RType routeType; // route type, see above</text:p>
        </text:list-item>
        <text:list-item>
          <text:p text:style-name="P34">int resultsNumber; // results number, Currently not used (forced at 3 for TRANSIT transport types, and to 1 otherwise.</text:p>
        </text:list-item>
      </text:list>
      <text:p text:style-name="P19">}</text:p>
      <text:p text:style-name="Text_20_body"/>
      <text:p text:style-name="P19">TransitTimeTable {</text:p>
      <text:list xml:id="list42462762" text:continue-numbering="true" text:style-name="L7">
        <text:list-item>
          <text:p text:style-name="P34"><text:soft-page-break/>List&lt;String&gt; stops; // stop names</text:p>
        </text:list-item>
        <text:list-item>
          <text:p text:style-name="P34">List&lt;String&gt; stopsId; // stop ids corresponding to stop names above (they have the same length)</text:p>
        </text:list-item>
        <text:list-item>
          <text:p text:style-name="P34">List&lt;List&lt;List&lt;String&gt;&gt;&gt; times; // times (day → trip → times)</text:p>
        </text:list-item>
        <text:list-item>
          <text:p text:style-name="P34">List&lt;List&lt;Map&lt;String,String&gt;&gt; delays; </text:p>
          <text:p text:style-name="P34">// delays (day → trip →<text:span text:style-name="T24"> type (user/service) → delay)</text:span><text:tab/><text:tab/></text:p>
        </text:list-item>
      </text:list>
      <text:p text:style-name="P19">}</text:p>
      <text:p text:style-name="P19"/>
      <text:p text:style-name="P19">LimitedTransitTimeTable {</text:p>
      <text:list xml:id="list42471333" text:continue-numbering="true" text:style-name="L7">
        <text:list-item>
          <text:p text:style-name="P34">private String name; <text:s/>// stop name</text:p>
        </text:list-item>
        <text:list-item>
          <text:p text:style-name="P34">private String route; // route name</text:p>
        </text:list-item>
        <text:list-item>
          <text:p text:style-name="P34">private List&lt;StopTime&gt; times; // list of times</text:p>
        </text:list-item>
        <text:list-item>
          <text:p text:style-name="P34">private Map&lt;String, Map&lt;String,String&gt;<text:span text:style-name="T24">&gt;</text:span> delays; </text:p>
          <text:p text:style-name="P34">// route <text:span text:style-name="T24">→ trip</text:span>→ type (user/service) → delay</text:p>
        </text:list-item>
      </text:list>
      <text:p text:style-name="P19">}</text:p>
      <text:h text:style-name="Heading_20_2" text:outline-level="2">3.<text:tab/>Journey Planner Usage Scenario</text:h>
      <text:h text:style-name="Heading_20_3" text:outline-level="3">3.1.<text:tab/>Plan a single journey</text:h>
      <text:p text:style-name="Text_20_body">The process of planning a single journey works as follows:</text:p>
      <text:list xml:id="list1843129745276967303" text:style-name="L8">
        <text:list-item>
          <text:p text:style-name="P36">The client app obtains an authentication token.</text:p>
        </text:list-item>
        <text:list-item>
          <text:p text:style-name="P36">The client app uses the REST API to plan a single journey.</text:p>
        </text:list-item>
      </text:list>
      <text:h text:style-name="Heading_20_3" text:outline-level="3">3.2.<text:tab/>Plan a recurrent journey</text:h>
      <text:p text:style-name="Text_20_body">The process of planning a recurrent journey works as follows:</text:p>
      <text:list xml:id="list42457705" text:continue-numbering="true" text:style-name="L8">
        <text:list-item>
          <text:p text:style-name="P36">The client app obtains an authentication token.</text:p>
        </text:list-item>
        <text:list-item>
          <text:p text:style-name="P36">The client app uses the REST API to plan a recurrent journey.</text:p>
        </text:list-item>
      </text:list>
      <text:h text:style-name="Heading_20_3" text:outline-level="3">3.2.<text:tab/>Getting informations about transports</text:h>
      <text:p text:style-name="Text_20_body">The client app can obtain informations about transports</text:p>
      <text:list xml:id="list4442886019791189284" text:style-name="L9">
        <text:list-item>
          <text:p text:style-name="P37">The client app obtains an authentication token.</text:p>
        </text:list-item>
        <text:list-item>
          <text:p text:style-name="P37">Gets the routes managed by an a transit agency</text:p>
        </text:list-item>
        <text:list-item>
          <text:p text:style-name="P37">Gets the stops belonging to a route</text:p>
        </text:list-item>
        <text:list-item>
          <text:p text:style-name="P37">Gets the times of a route at a particular stop, <text:span text:style-name="T3">from 1 hour before to 1 hour after the current time</text:span></text:p>
        </text:list-item>
        <text:list-item>
          <text:p text:style-name="P37">Gets the whole timetable for a time range for a route</text:p>
        </text:list-item>
        <text:list-item>
          <text:p text:style-name="P37">Gets the next stop times at a stop for all the routes stopping there</text:p>
        </text:list-item>
      </text:list>
      <text:h text:style-name="Heading_20_2" text:outline-level="2"><text:soft-page-break/>4.<text:tab/>REST APIs</text:h>
      <text:p text:style-name="P19"/>
      <text:p text:style-name="P21">4.1. Single Journey</text:p>
      <text:p text:style-name="P20"><text:span text:style-name="T1">Security Considerations</text:span><text:span text:style-name="T4">: every REST invocation MUST be provided with the access token as AUTH_TOKEN HTTP header. All the endpoint addresses are available only over HTTPS.</text:span></text:p>
      <text:p text:style-name="P19">4.1.1. Planning a single journey</text:p>
      <text:p text:style-name="P1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&lt;BASE_URL&gt;<text:span text:style-name="T7">/smartcampus-journeyplanner-web/rest/plansinglejourney</text:span></text:p>
          </table:table-cell>
          <table:covered-table-cell/>
        </table:table-row>
        <table:table-row>
          <table:table-cell table:style-name="Table2.A2" office:value-type="string">
            <text:p text:style-name="P6">Description</text:p>
          </table:table-cell>
          <table:table-cell table:style-name="Table2.B2" office:value-type="string">
            <text:p text:style-name="P6">Plan a single journey</text:p>
          </table:table-cell>
        </table:table-row>
        <table:table-row>
          <table:table-cell table:style-name="Table2.A2" office:value-type="string">
            <text:p text:style-name="P6">HTTP METHOD</text:p>
          </table:table-cell>
          <table:table-cell table:style-name="Table2.B2" office:value-type="string">
            <text:p text:style-name="P5">POST</text:p>
          </table:table-cell>
        </table:table-row>
        <table:table-row>
          <table:table-cell table:style-name="Table2.A2" office:value-type="string">
            <text:p text:style-name="P6">INPUT</text:p>
          </table:table-cell>
          <table:table-cell table:style-name="Table2.B2" office:value-type="string">
            <text:p text:style-name="P6">A SingleJourney as a json object in raw form</text:p>
          </table:table-cell>
        </table:table-row>
        <table:table-row>
          <table:table-cell table:style-name="Table2.A2" office:value-type="string">
            <text:p text:style-name="P6">OUTPUT</text:p>
          </table:table-cell>
          <table:table-cell table:style-name="Table2.B2" office:value-type="string">
            <text:p text:style-name="P6">A list of Itinerary</text:p>
          </table:table-cell>
        </table:table-row>
      </table:table>
      <text:p text:style-name="P1"><text:tab/></text:p>
      <text:p text:style-name="P19">Example: </text:p>
      <text:p text:style-name="P8"><text:span text:style-name="T5">POST </text:span><text:span text:style-name="T6">/smartcampus-journeyplanner-web/rest/plansinglejourney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4">The SingleJourney request in json format is something like:</text:p>
      <text:p text:style-name="P24"/>
      <text:p text:style-name="P10">{ "date" : "12/13/2012",</text:p>
      <text:p text:style-name="P10"><text:s text:c="2"/>"departureTime" : "10:25",</text:p>
      <text:p text:style-name="P10"><text:s text:c="2"/>"from" : { "lat" : 46.062004999999999,</text:p>
      <text:p text:style-name="P10"><text:s text:c="6"/>"lon" : 11.129168999999999</text:p>
      <text:p text:style-name="P10"><text:s text:c="4"/>},</text:p>
      <text:p text:style-name="P10"><text:s text:c="2"/>"resultsNumber" : 1,</text:p>
      <text:p text:style-name="P10"><text:s text:c="2"/>"routeType" : "fastest",</text:p>
      <text:p text:style-name="P10"><text:s text:c="2"/>"to" : { "lat" : 46.068854000000002,</text:p>
      <text:p text:style-name="P10"><text:s text:c="6"/>"lon" : 11.151184000000001</text:p>
      <text:p text:style-name="P10"><text:s text:c="4"/>},</text:p>
      <text:p text:style-name="P10"><text:s text:c="2"/>"transportTypes" : [ "TRANSIT" ]</text:p>
      <text:p text:style-name="P10">}</text:p>
      <text:p text:style-name="P1"/>
      <text:p text:style-name="P1"/>
      <text:p text:style-name="Text_20_body">The resulting response is a list of itineraries</text:p>
      <text:p text:style-name="P13">[</text:p>
      <text:p text:style-name="P13"><text:s text:c="4"/>{</text:p>
      <text:p text:style-name="P13"><text:s text:c="16"/>"duration": 120000,</text:p>
      <text:p text:style-name="P13"><text:s text:c="16"/>"from": {</text:p>
      <text:p text:style-name="P13"><text:s text:c="20"/>"name": "dei Mille <text:s/>\"Villa Igea\"",</text:p>
      <text:p text:style-name="P13"><text:soft-page-break/><text:s text:c="20"/>"lat": "46.062506",</text:p>
      <text:p text:style-name="P13"><text:s text:c="20"/>"lon": "11.127984",</text:p>
      <text:p text:style-name="P13"><text:s text:c="20"/>"stopId": {</text:p>
      <text:p text:style-name="P13"><text:s text:c="24"/>"id": "21275x",</text:p>
      <text:p text:style-name="P13"><text:s text:c="24"/>"agencyId": "12"</text:p>
      <text:p text:style-name="P13"><text:s text:c="20"/>},</text:p>
      <text:p text:style-name="P13"><text:s text:c="20"/>"stopCode": "null"</text:p>
      <text:p text:style-name="P13"><text:s text:c="16"/>},</text:p>
      <text:p text:style-name="P13"><text:s text:c="16"/>"to": {</text:p>
      <text:p text:style-name="P13"><text:s text:c="20"/>"name": "S.Francesco <text:s/>Porta Nuova",</text:p>
      <text:p text:style-name="P13"><text:s text:c="20"/>"lat": "46.067075",</text:p>
      <text:p text:style-name="P13"><text:s text:c="20"/>"lon": "11.126226",</text:p>
      <text:p text:style-name="P13"><text:s text:c="20"/>"stopId": {</text:p>
      <text:p text:style-name="P13"><text:s text:c="24"/>"id": "21595x",</text:p>
      <text:p text:style-name="P13"><text:s text:c="24"/>"agencyId": "12"</text:p>
      <text:p text:style-name="P13"><text:s text:c="20"/>},</text:p>
      <text:p text:style-name="P13"><text:s text:c="20"/>"stopCode": "null"</text:p>
      <text:p text:style-name="P13"><text:s text:c="16"/>},</text:p>
      <text:p text:style-name="P13"><text:s text:c="16"/>"transport": {</text:p>
      <text:p text:style-name="P13"><text:s text:c="20"/>"type": "BUS",</text:p>
      <text:p text:style-name="P13"><text:s text:c="20"/>"agencyId": "12",</text:p>
      <text:p text:style-name="P13"><text:s text:c="20"/>"routeId": "7",</text:p>
      <text:p text:style-name="P13"><text:s text:c="20"/>"tripId": "07R-Feriale_025"</text:p>
      <text:p text:style-name="P13"><text:s text:c="16"/>},</text:p>
      <text:p text:style-name="P13"><text:s text:c="16"/>"startime": 1355390940000,</text:p>
      <text:p text:style-name="P13"><text:s text:c="16"/>"endtime": 1355391060000,</text:p>
      <text:p text:style-name="P13"><text:s text:c="16"/>"legId": "12_07R-Feriale_025",</text:p>
      <text:p text:style-name="P13"><text:s text:c="16"/>"legGeometery": {</text:p>
      <text:p text:style-name="P13"><text:s text:c="20"/>"length": 11,</text:p>
      <text:p text:style-name="P13"><text:s text:c="20"/>"levels": "null",</text:p>
      <text:p text:style-name="P13"><text:s text:c="20"/>"points": "mqcxGul|bAA?uBdCUf@aAm@sJcECAaAc@eCzNsAs@g@W"</text:p>
      <text:p text:style-name="P13"><text:s text:c="16"/>},</text:p>
      <text:p text:style-name="P13"><text:s text:c="16"/>"alertStrikeList": [],</text:p>
      <text:p text:style-name="P13"><text:s text:c="16"/>"alertDelayList": [],</text:p>
      <text:p text:style-name="P13"><text:s text:c="16"/>"alertParkingList": [],</text:p>
      <text:p text:style-name="P13"><text:s text:c="16"/>"alertCapacityList": null</text:p>
      <text:p text:style-name="P13"><text:s text:c="12"/>},</text:p>
      <text:p text:style-name="P13"><text:s text:c="12"/>{</text:p>
      <text:p text:style-name="P13"><text:s text:c="16"/>"duration": 600000,</text:p>
      <text:p text:style-name="P13"><text:s text:c="16"/>"from": {</text:p>
      <text:p text:style-name="P13"><text:s text:c="20"/>"name": "S.Francesco <text:s/>Porta Nuova",</text:p>
      <text:p text:style-name="P13"><text:soft-page-break/><text:s text:c="20"/>"lat": "46.067075",</text:p>
      <text:p text:style-name="P13"><text:s text:c="20"/>"lon": "11.126226",</text:p>
      <text:p text:style-name="P13"><text:s text:c="20"/>"stopId": {</text:p>
      <text:p text:style-name="P13"><text:s text:c="24"/>"id": "21595x",</text:p>
      <text:p text:style-name="P13"><text:s text:c="24"/>"agencyId": "12"</text:p>
      <text:p text:style-name="P13"><text:s text:c="20"/>},</text:p>
      <text:p text:style-name="P13"><text:s text:c="20"/>"stopCode": "null"</text:p>
      <text:p text:style-name="P13"><text:s text:c="16"/>},</text:p>
      <text:p text:style-name="P13"><text:s text:c="16"/>"to": {</text:p>
      <text:p text:style-name="P13"><text:s text:c="20"/>"name": "POVO <text:s/>Piazza Manci",</text:p>
      <text:p text:style-name="P13"><text:s text:c="20"/>"lat": "46.065806",</text:p>
      <text:p text:style-name="P13"><text:s text:c="20"/>"lon": "11.154617",</text:p>
      <text:p text:style-name="P13"><text:s text:c="20"/>"stopId": {</text:p>
      <text:p text:style-name="P13"><text:s text:c="24"/>"id": "25030z",</text:p>
      <text:p text:style-name="P13"><text:s text:c="24"/>"agencyId": "12"</text:p>
      <text:p text:style-name="P13"><text:s text:c="20"/>},</text:p>
      <text:p text:style-name="P13"><text:s text:c="20"/>"stopCode": "null"</text:p>
      <text:p text:style-name="P13"><text:s text:c="16"/>},</text:p>
      <text:p text:style-name="P13"><text:s text:c="16"/>"transport": {</text:p>
      <text:p text:style-name="P13"><text:s text:c="20"/>"type": "BUS",</text:p>
      <text:p text:style-name="P13"><text:s text:c="20"/>"agencyId": "12",</text:p>
      <text:p text:style-name="P13"><text:s text:c="20"/>"routeId": "5",</text:p>
      <text:p text:style-name="P13"><text:s text:c="20"/>"tripId": "05A-Feriale_034"</text:p>
      <text:p text:style-name="P13"><text:s text:c="16"/>},</text:p>
      <text:p text:style-name="P13"><text:s text:c="16"/>"startime": 1355391360000,</text:p>
      <text:p text:style-name="P13"><text:s text:c="16"/>"endtime": 1355391960000,</text:p>
      <text:p text:style-name="P13"><text:s text:c="16"/>"legId": "12_05A-Feriale_034",</text:p>
      <text:p text:style-name="P13"><text:s text:c="16"/>"legGeometery": {</text:p>
      <text:p text:style-name="P13"><text:s text:c="20"/>"length": 99,</text:p>
      <text:p text:style-name="P13"><text:s text:c="20"/>"levels": "null",</text:p>
      <text:p text:style-name="P13"><text:s text:c="20"/>"points": "ymdxGob|bAwAw@GUQ?kIyD{@Sc@MIYAw@AWL[`HoCn@_@nAmAdBaDrA_E@Gp@wBHg@OoBHeANc@`AYVYH_@DeBEaA_@{CSq@sAwBi@CyFXuBW??_Gu@_@OOoAHe@NSnB{@Re@Di@EqAUsAaBcBIWLa@GU|C{Cr@Mh@TlB~Cd@tBRTh@Lj@??ARSn@sENi@XMxBEbCc@b@K^c@ZuApBiR@sAKc@{F}Gy@oAUo@Cg@L}@h@_AbCeBnAAvCj@j@KRm@PmHNAHW~@??AjCGhCw@YgCGkB?AQu@yEOuDH?@u@D{A_FcAcCyBaDCE"</text:p>
      <text:p text:style-name="P13"><text:s text:c="16"/>},</text:p>
      <text:p text:style-name="P13"><text:s text:c="16"/>"alertStrikeList": [],</text:p>
      <text:p text:style-name="P13"><text:s text:c="16"/>"alertDelayList": [],</text:p>
      <text:p text:style-name="P13"><text:s text:c="16"/>"alertParkingList": [],</text:p>
      <text:p text:style-name="P13"><text:s text:c="16"/>"alertCapacityList": null</text:p>
      <text:p text:style-name="P13"><text:s text:c="12"/>}</text:p>
      <text:p text:style-name="P13">]</text:p>
      <text:p text:style-name="P1"><text:soft-page-break/></text:p>
      <text:p text:style-name="P19">4.1.2. Planning a recurrent journey</text:p>
      <text:p text:style-name="P1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">&lt;BASE_URL&gt;/<text:span text:style-name="T7">smartcampus-journeyplanner-web/rest/planrecurrent</text:span></text:p>
          </table:table-cell>
          <table:covered-table-cell/>
        </table:table-row>
        <table:table-row>
          <table:table-cell table:style-name="Table10.A2" office:value-type="string">
            <text:p text:style-name="P6">Description</text:p>
          </table:table-cell>
          <table:table-cell table:style-name="Table10.B2" office:value-type="string">
            <text:p text:style-name="P6">Plan a recurrent journey</text:p>
          </table:table-cell>
        </table:table-row>
        <table:table-row>
          <table:table-cell table:style-name="Table10.A2" office:value-type="string">
            <text:p text:style-name="P6">HTTP METHOD</text:p>
          </table:table-cell>
          <table:table-cell table:style-name="Table10.B2" office:value-type="string">
            <text:p text:style-name="P5">POST</text:p>
          </table:table-cell>
        </table:table-row>
        <table:table-row>
          <table:table-cell table:style-name="Table10.A2" office:value-type="string">
            <text:p text:style-name="P6">INPUT</text:p>
          </table:table-cell>
          <table:table-cell table:style-name="Table10.B2" office:value-type="string">
            <text:p text:style-name="P6">RecurrentJourneyParameters as a json object in raw form</text:p>
          </table:table-cell>
        </table:table-row>
        <table:table-row>
          <table:table-cell table:style-name="Table10.A2" office:value-type="string">
            <text:p text:style-name="P6">OUTPUT</text:p>
          </table:table-cell>
          <table:table-cell table:style-name="Table10.B2" office:value-type="string">
            <text:p text:style-name="P6">A RecurrentJourney</text:p>
          </table:table-cell>
        </table:table-row>
      </table:table>
      <text:p text:style-name="P1"><text:tab/></text:p>
      <text:p text:style-name="P19">Example: </text:p>
      <text:p text:style-name="P8"><text:span text:style-name="T5">POST </text:span><text:span text:style-name="T6">/smartcampus-journeyplanner-web/rest/planrecurrent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4">The RecurrentJourneyParameters request in json format is something like:</text:p>
      <text:p text:style-name="P24"/>
      <text:p text:style-name="P10">{ "from" : "46.062005,11.129169",</text:p>
      <text:p text:style-name="P10"><text:s text:c="2"/>"fromDate" : "1347487200000",</text:p>
      <text:p text:style-name="P10"><text:s text:c="2"/>"interval" : 7200000,</text:p>
      <text:p text:style-name="P10"><text:s text:c="2"/>"recurrence" : [ 1, 4 ],</text:p>
      <text:p text:style-name="P10"><text:s text:c="2"/>"routeType" : "fastest",</text:p>
      <text:p text:style-name="P10"><text:s text:c="2"/>"time" : "2:48pm",</text:p>
      <text:p text:style-name="P10"><text:s text:c="2"/>"to" : "46.068854,11.151184",</text:p>
      <text:p text:style-name="P10"><text:s text:c="2"/>"toDate" : "1356130800000",</text:p>
      <text:p text:style-name="P10"><text:s text:c="2"/>"transportTypes" : [ "TRANSIT" ]</text:p>
      <text:p text:style-name="P10">}</text:p>
      <text:p text:style-name="P1"/>
      <text:p text:style-name="P1"/>
      <text:p text:style-name="Text_20_body">The resulting response is the following (the relevant part is the content of “legs”)</text:p>
      <text:p text:style-name="P13">{</text:p>
      <text:p text:style-name="P13"><text:s text:c="4"/>"parameters": {</text:p>
      <text:p text:style-name="P13"><text:s text:c="8"/>"time": "2:48pm",</text:p>
      <text:p text:style-name="P13"><text:s text:c="8"/>"routeType": "fastest",</text:p>
      <text:p text:style-name="P13"><text:s text:c="8"/>"transportTypes": [</text:p>
      <text:p text:style-name="P13"><text:s text:c="12"/>"TRANSIT"</text:p>
      <text:p text:style-name="P13"><text:s text:c="8"/>],</text:p>
      <text:p text:style-name="P13"><text:s text:c="8"/>"from": {</text:p>
      <text:p text:style-name="P13"><text:s text:c="12"/>"name": null,</text:p>
      <text:p text:style-name="P13"><text:s text:c="12"/>"lat": "46.062005",</text:p>
      <text:p text:style-name="P13"><text:s text:c="12"/>"lon": "11.129169",</text:p>
      <text:p text:style-name="P13"><text:s text:c="12"/>"stopId": null,</text:p>
      <text:p text:style-name="P13"><text:soft-page-break/><text:s text:c="12"/>"stopCode": null</text:p>
      <text:p text:style-name="P13"><text:s text:c="8"/>},</text:p>
      <text:p text:style-name="P13"><text:s text:c="8"/>"to": {</text:p>
      <text:p text:style-name="P13"><text:s text:c="12"/>"name": null,</text:p>
      <text:p text:style-name="P13"><text:s text:c="12"/>"lat": "46.068854",</text:p>
      <text:p text:style-name="P13"><text:s text:c="12"/>"lon": "11.151184",</text:p>
      <text:p text:style-name="P13"><text:s text:c="12"/>"stopId": null,</text:p>
      <text:p text:style-name="P13"><text:s text:c="12"/>"stopCode": null</text:p>
      <text:p text:style-name="P13"><text:s text:c="8"/>},</text:p>
      <text:p text:style-name="P13"><text:s text:c="8"/>"fromDate": 1347487200000,</text:p>
      <text:p text:style-name="P13"><text:s text:c="8"/>"interval": 7200000,</text:p>
      <text:p text:style-name="P13"><text:s text:c="8"/>"resultsNumber": 1,</text:p>
      <text:p text:style-name="P13"><text:s text:c="8"/>"toDate": 1356130800000,</text:p>
      <text:p text:style-name="P13"><text:s text:c="8"/>"recurrence": [</text:p>
      <text:p text:style-name="P13"><text:s text:c="12"/>1,</text:p>
      <text:p text:style-name="P13"><text:s text:c="12"/>4</text:p>
      <text:p text:style-name="P13"><text:s text:c="8"/>]</text:p>
      <text:p text:style-name="P13"><text:s text:c="4"/>},</text:p>
      <text:p text:style-name="P13"><text:s text:c="4"/>"monitorLegs": {</text:p>
      <text:p text:style-name="P13"><text:s text:c="8"/>"12_5": true,</text:p>
      <text:p text:style-name="P13"><text:s text:c="8"/>"12_7": true</text:p>
      <text:p text:style-name="P13"><text:s text:c="4"/>},</text:p>
      <text:p text:style-name="P13"><text:s text:c="4"/>"legs": [</text:p>
      <text:p text:style-name="P13"><text:s text:c="8"/>{</text:p>
      <text:p text:style-name="P13"><text:s text:c="12"/>"from": "dei Mille <text:s/>\"Villa Igea\"",</text:p>
      <text:p text:style-name="P13"><text:s text:c="12"/>"to": "S.Francesco <text:s/>Porta Nuova",</text:p>
      <text:p text:style-name="P13"><text:s text:c="12"/>"transport": {</text:p>
      <text:p text:style-name="P13"><text:s text:c="16"/>"type": "BUS",</text:p>
      <text:p text:style-name="P13"><text:s text:c="16"/>"agencyId": "12",</text:p>
      <text:p text:style-name="P13"><text:s text:c="16"/>"routeId": "7",</text:p>
      <text:p text:style-name="P13"><text:s text:c="16"/>"tripId": "07R-Festivo_018"</text:p>
      <text:p text:style-name="P13"><text:s text:c="12"/>}</text:p>
      <text:p text:style-name="P13"><text:s text:c="8"/>},</text:p>
      <text:p text:style-name="P13"><text:s text:c="8"/>{</text:p>
      <text:p text:style-name="P13"><text:s text:c="12"/>"from": "S.Francesco <text:s/>Porta Nuova",</text:p>
      <text:p text:style-name="P13"><text:s text:c="12"/>"to": "POVO <text:s/>Valoni",</text:p>
      <text:p text:style-name="P13"><text:s text:c="12"/>"transport": {</text:p>
      <text:p text:style-name="P13"><text:s text:c="16"/>"type": "BUS",</text:p>
      <text:p text:style-name="P13"><text:s text:c="16"/>"agencyId": "12",</text:p>
      <text:p text:style-name="P13"><text:s text:c="16"/>"routeId": "5",</text:p>
      <text:p text:style-name="P13"><text:s text:c="16"/>"tripId": "05A-Festivo_010"</text:p>
      <text:p text:style-name="P13"><text:soft-page-break/><text:s text:c="12"/>}</text:p>
      <text:p text:style-name="P13"><text:s text:c="8"/>}</text:p>
      <text:p text:style-name="P13"><text:s text:c="4"/>]</text:p>
      <text:p text:style-name="P13">}</text:p>
      <text:p text:style-name="P1"/>
      <text:p text:style-name="P19">4.1.3. Get the routes of a transit agency</text:p>
      <text:p text:style-name="P1"><text:tab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4">&lt;BASE_URL&gt;/<text:span text:style-name="T7">smartcampus-journeyplanner-web/rest/getroutes/&lt;AGENCY_ID&gt;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2" table:number-columns-spanned="2" office:value-type="string">
            <text:p text:style-name="P6">Get routes for an agency</text:p>
          </table:table-cell>
          <table:covered-table-cell/>
        </table:table-row>
        <table:table-row>
          <table:table-cell table:style-name="Table1.A2" office:value-type="string">
            <text:p text:style-name="P6">HTTP METHOD</text:p>
          </table:table-cell>
          <table:table-cell table:style-name="Table1.B2" table:number-columns-spanned="2" office:value-type="string">
            <text:p text:style-name="P5">GET</text:p>
          </table:table-cell>
          <table:covered-table-cell/>
        </table:table-row>
        <table:table-row>
          <table:table-cell table:style-name="Table1.A2" office:value-type="string">
            <text:p text:style-name="P6">INPUT</text:p>
          </table:table-cell>
          <table:table-cell table:style-name="Table1.A2" office:value-type="string">
            <text:p text:style-name="P7">AGENCY_ID</text:p>
          </table:table-cell>
          <table:table-cell table:style-name="Table1.B2" office:value-type="string">
            <text:p text:style-name="P6">The id of the transit agency</text:p>
          </table:table-cell>
        </table:table-row>
        <table:table-row>
          <table:table-cell table:style-name="Table1.A2" office:value-type="string">
            <text:p text:style-name="P6">OUTPUT</text:p>
          </table:table-cell>
          <table:table-cell table:style-name="Table1.B2" table:number-columns-spanned="2" office:value-type="string">
            <text:p text:style-name="P6">A list of Route</text:p>
          </table:table-cell>
          <table:covered-table-cell/>
        </table:table-row>
      </table:table>
      <text:p text:style-name="P1"><text:tab/></text:p>
      <text:p text:style-name="P19">Example: </text:p>
      <text:p text:style-name="P8"><text:span text:style-name="T5">GET </text:span><text:span text:style-name="T6">/smartcampus-journeyplanner-web/rest/getroutes/12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5"/>
      <text:p text:style-name="Text_20_body">The resulting response is something like</text:p>
      <text:p text:style-name="P13">[</text:p>
      <text:p text:style-name="P13"><text:s text:c="4"/>{</text:p>
      <text:p text:style-name="P13"><text:s text:c="8"/>"id": {</text:p>
      <text:p text:style-name="P13"><text:s text:c="12"/>"id": "01",</text:p>
      <text:p text:style-name="P13"><text:s text:c="12"/>"agency": "12"</text:p>
      <text:p text:style-name="P13"><text:s text:c="8"/>},</text:p>
      <text:p text:style-name="P13"><text:s text:c="8"/>"routeShortName": "1",</text:p>
      <text:p text:style-name="P13"><text:s text:c="8"/>"routeLongName": "Roncafort - P.Dante - Osp.S.Chiara- Roncafort"</text:p>
      <text:p text:style-name="P13"><text:s text:c="4"/>},</text:p>
      <text:p text:style-name="P13"><text:s text:c="4"/>{</text:p>
      <text:p text:style-name="P13"><text:s text:c="8"/>"id": {</text:p>
      <text:p text:style-name="P13"><text:s text:c="12"/>"id": "10R",</text:p>
      <text:p text:style-name="P13"><text:s text:c="12"/>"agency": "12"</text:p>
      <text:p text:style-name="P13"><text:s text:c="8"/>},</text:p>
      <text:p text:style-name="P13"><text:s text:c="8"/>"routeShortName": "10",</text:p>
      <text:p text:style-name="P13"><text:s text:c="8"/>"routeLongName": "Cognola / Montevaccino - Martignano - P.Dante"</text:p>
      <text:p text:style-name="P13"><text:s text:c="4"/>},</text:p>
      <text:p text:style-name="P13"><text:s text:c="4"/>{</text:p>
      <text:p text:style-name="P13"><text:s text:c="8"/>"id": {</text:p>
      <text:p text:style-name="P13"><text:s text:c="12"/>"id": "10A",</text:p>
      <text:p text:style-name="P13"><text:soft-page-break/><text:s text:c="12"/>"agency": "12"</text:p>
      <text:p text:style-name="P13"><text:s text:c="8"/>},</text:p>
      <text:p text:style-name="P13"><text:s text:c="8"/>"routeShortName": "10",</text:p>
      <text:p text:style-name="P13"><text:s text:c="8"/>"routeLongName": "P.Dante - Martignano - Cognola / Montevaccino"</text:p>
      <text:p text:style-name="P13"><text:s text:c="4"/>}</text:p>
      <text:p text:style-name="P13">]</text:p>
      <text:p text:style-name="P2"/>
      <text:p text:style-name="P19">4.1.4. Get stops for a route</text:p>
      <text:p text:style-name="P1"><text:tab/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columns-spanned="3" office:value-type="string">
            <text:p text:style-name="P4">&lt;BASE_URL&gt;/<text:span text:style-name="T7">smartcampus-journeyplanner-web/rest/getstops/&lt;AGENCY_ID&gt;/&lt;ROUTE_ID&gt;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Description</text:p>
          </table:table-cell>
          <table:table-cell table:style-name="Table3.B2" table:number-columns-spanned="2" office:value-type="string">
            <text:p text:style-name="P6">Get stops for a route</text:p>
          </table:table-cell>
          <table:covered-table-cell/>
        </table:table-row>
        <table:table-row>
          <table:table-cell table:style-name="Table3.A2" office:value-type="string">
            <text:p text:style-name="P6">HTTP METHOD</text:p>
          </table:table-cell>
          <table:table-cell table:style-name="Table3.B2" table:number-columns-spanned="2" office:value-type="string">
            <text:p text:style-name="P5">GET</text:p>
          </table:table-cell>
          <table:covered-table-cell/>
        </table:table-row>
        <table:table-row>
          <table:table-cell table:style-name="Table3.A2" office:value-type="string">
            <text:p text:style-name="P6">INPUT</text:p>
          </table:table-cell>
          <table:table-cell table:style-name="Table3.A2" office:value-type="string">
            <text:p text:style-name="P7">AGENCY_ID</text:p>
          </table:table-cell>
          <table:table-cell table:style-name="Table3.B2" office:value-type="string">
            <text:p text:style-name="P6">The id of the transit agency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7">ROUTE_ID</text:p>
          </table:table-cell>
          <table:table-cell table:style-name="Table3.B2" office:value-type="string">
            <text:p text:style-name="P6">The id of the route</text:p>
          </table:table-cell>
        </table:table-row>
        <table:table-row>
          <table:table-cell table:style-name="Table3.A2" office:value-type="string">
            <text:p text:style-name="P6">OUTPUT</text:p>
          </table:table-cell>
          <table:table-cell table:style-name="Table3.B2" table:number-columns-spanned="2" office:value-type="string">
            <text:p text:style-name="P6">A list of Stop</text:p>
          </table:table-cell>
          <table:covered-table-cell/>
        </table:table-row>
      </table:table>
      <text:p text:style-name="P1"><text:tab/></text:p>
      <text:p text:style-name="P19">Example: </text:p>
      <text:p text:style-name="P8"><text:span text:style-name="T5">GET </text:span><text:span text:style-name="T6">/smartcampus-journeyplanner-web/rest/getstops/12/05A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5"/>
      <text:p text:style-name="Text_20_body">The resulting response is something like</text:p>
      <text:p text:style-name="P13">[</text:p>
      <text:p text:style-name="P13"><text:s text:c="4"/>{</text:p>
      <text:p text:style-name="P13"><text:s text:c="8"/>"name": "Venezia \"Port'Aquila\"",</text:p>
      <text:p text:style-name="P13"><text:s text:c="8"/>"id": "21745z",</text:p>
      <text:p text:style-name="P13"><text:s text:c="8"/>"longitude": 11.128221,</text:p>
      <text:p text:style-name="P13"><text:s text:c="8"/>"latitude": 46.069865</text:p>
      <text:p text:style-name="P13"><text:s text:c="4"/>},</text:p>
      <text:p text:style-name="P13"><text:s text:c="4"/>{</text:p>
      <text:p text:style-name="P13"><text:s text:c="8"/>"name": "Piazza di Fiera",</text:p>
      <text:p text:style-name="P13"><text:s text:c="8"/>"id": "21545-",</text:p>
      <text:p text:style-name="P13"><text:s text:c="8"/>"longitude": 11.123271,</text:p>
      <text:p text:style-name="P13"><text:s text:c="8"/>"latitude": 46.065221</text:p>
      <text:p text:style-name="P13"><text:s text:c="4"/>},</text:p>
      <text:p text:style-name="P13"><text:s text:c="4"/>{</text:p>
      <text:p text:style-name="P13"><text:s text:c="8"/>"name": "POVO <text:s/>Valoni",</text:p>
      <text:p text:style-name="P13"><text:s text:c="8"/>"id": "25045z",</text:p>
      <text:p text:style-name="P13"><text:soft-page-break/><text:s text:c="8"/>"longitude": 11.146418,</text:p>
      <text:p text:style-name="P13"><text:s text:c="8"/>"latitude": 46.065698</text:p>
      <text:p text:style-name="P13"><text:s text:c="4"/>},</text:p>
      <text:p text:style-name="P13"><text:s text:c="4"/>{</text:p>
      <text:p text:style-name="P13"><text:s text:c="8"/>"name": "BORINO",</text:p>
      <text:p text:style-name="P13"><text:s text:c="8"/>"id": "25205x",</text:p>
      <text:p text:style-name="P13"><text:s text:c="8"/>"longitude": 11.16505,</text:p>
      <text:p text:style-name="P13"><text:s text:c="8"/>"latitude": 46.067367</text:p>
      <text:p text:style-name="P13"><text:s text:c="4"/>}</text:p>
      <text:p text:style-name="P13">]</text:p>
      <text:p text:style-name="P19">4.1.5. Get times for a stop<text:tab/></text:p>
      <text:p text:style-name="P1"><text:tab/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table:number-columns-spanned="3" office:value-type="string">
            <text:p text:style-name="P4">&lt;BASE_URL&gt;/<text:span text:style-name="T7">smartcampus-journeyplanner-web/rest/gettimetable/&lt;AGENCY_ID&gt;/&lt;ROUTE_ID&gt;/&lt;STOP_ID&gt;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Description</text:p>
          </table:table-cell>
          <table:table-cell table:style-name="Table4.B2" table:number-columns-spanned="2" office:value-type="string">
            <text:p text:style-name="P6">Get times for a stop, <text:s/><text:span text:style-name="T3">from 1 hour before to 1 hour after the current time</text:span></text:p>
          </table:table-cell>
          <table:covered-table-cell/>
        </table:table-row>
        <table:table-row>
          <table:table-cell table:style-name="Table4.A2" office:value-type="string">
            <text:p text:style-name="P6">HTTP METHOD</text:p>
          </table:table-cell>
          <table:table-cell table:style-name="Table4.B2" table:number-columns-spanned="2" office:value-type="string">
            <text:p text:style-name="P5">GET</text:p>
          </table:table-cell>
          <table:covered-table-cell/>
        </table:table-row>
        <table:table-row>
          <table:table-cell table:style-name="Table4.A2" office:value-type="string">
            <text:p text:style-name="P6">INPUT</text:p>
          </table:table-cell>
          <table:table-cell table:style-name="Table4.A2" office:value-type="string">
            <text:p text:style-name="P7">AGENCY_ID</text:p>
          </table:table-cell>
          <table:table-cell table:style-name="Table4.B2" office:value-type="string">
            <text:p text:style-name="P6">The id of the transit agency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ROUTE_ID</text:p>
          </table:table-cell>
          <table:table-cell table:style-name="Table4.B2" office:value-type="string">
            <text:p text:style-name="P6">The id of the route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7">STOP_ID</text:p>
          </table:table-cell>
          <table:table-cell table:style-name="Table4.B2" office:value-type="string">
            <text:p text:style-name="P6">The id of the stop</text:p>
          </table:table-cell>
        </table:table-row>
        <table:table-row>
          <table:table-cell table:style-name="Table4.A2" office:value-type="string">
            <text:p text:style-name="P6">OUTPUT</text:p>
          </table:table-cell>
          <table:table-cell table:style-name="Table4.B2" table:number-columns-spanned="2" office:value-type="string">
            <text:p text:style-name="P6">A List of StopTime</text:p>
          </table:table-cell>
          <table:covered-table-cell/>
        </table:table-row>
      </table:table>
      <text:p text:style-name="P1"><text:tab/></text:p>
      <text:p text:style-name="P19">Example: </text:p>
      <text:p text:style-name="P8"><text:span text:style-name="T5">GET </text:span><text:span text:style-name="T6">/smartcampus-journeyplanner-web/rest/gettimetable/12/05A/20125p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5"/>
      <text:p text:style-name="Text_20_body">The resulting response is something like</text:p>
      <text:p text:style-name="P13">[</text:p>
      <text:p text:style-name="P13"><text:s text:c="4"/>{</text:p>
      <text:p text:style-name="P13"><text:s text:c="8"/>"time": 1363184940,</text:p>
      <text:p text:style-name="P13"><text:s text:c="8"/>"trip": {</text:p>
      <text:p text:style-name="P13"><text:s text:c="12"/>"id": "05A-Feriale_057",</text:p>
      <text:p text:style-name="P13"><text:s text:c="12"/>"agency": "12"</text:p>
      <text:p text:style-name="P13"><text:s text:c="8"/>}</text:p>
      <text:p text:style-name="P13"><text:s text:c="4"/>},</text:p>
      <text:p text:style-name="P13"><text:s text:c="4"/>{</text:p>
      <text:p text:style-name="P13"><text:s text:c="8"/>"time": 1363186140,</text:p>
      <text:p text:style-name="P13"><text:s text:c="8"/>"trip": {</text:p>
      <text:p text:style-name="P13"><text:soft-page-break/><text:s text:c="12"/>"id": "05A-Feriale_058",</text:p>
      <text:p text:style-name="P13"><text:s text:c="12"/>"agency": "12"</text:p>
      <text:p text:style-name="P13"><text:s text:c="8"/>}</text:p>
      <text:p text:style-name="P13"><text:s text:c="4"/>},</text:p>
      <text:p text:style-name="P13"><text:s text:c="4"/>{</text:p>
      <text:p text:style-name="P13"><text:s text:c="8"/>"time": 1363187340,</text:p>
      <text:p text:style-name="P13"><text:s text:c="8"/>"trip": {</text:p>
      <text:p text:style-name="P13"><text:s text:c="12"/>"id": "05A-Feriale_060",</text:p>
      <text:p text:style-name="P13"><text:s text:c="12"/>"agency": "12"</text:p>
      <text:p text:style-name="P13"><text:s text:c="8"/>}</text:p>
      <text:p text:style-name="P13"><text:s text:c="4"/>},</text:p>
      <text:p text:style-name="P13"><text:s text:c="4"/>{</text:p>
      <text:p text:style-name="P13"><text:s text:c="8"/>"time": 1363187880,</text:p>
      <text:p text:style-name="P13"><text:s text:c="8"/>"trip": {</text:p>
      <text:p text:style-name="P13"><text:s text:c="12"/>"id": "05A-Feriale_061",</text:p>
      <text:p text:style-name="P13"><text:s text:c="12"/>"agency": "12"</text:p>
      <text:p text:style-name="P13"><text:s text:c="8"/>}</text:p>
      <text:p text:style-name="P13"><text:s text:c="4"/>}</text:p>
      <text:p text:style-name="P13">]</text:p>
      <text:p text:style-name="P2"/>
      <text:p text:style-name="P19">4.1.6. Get timetable for a route</text:p>
      <text:p text:style-name="P1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">&lt;BASE_URL&gt;/<text:span text:style-name="T7">smartcampus-journeyplanner-web/rest/gettransittimes/&lt;ROUTE_ID&gt;/&lt;FROM&gt;/&lt;TO&gt;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Description</text:p>
          </table:table-cell>
          <table:table-cell table:style-name="Table5.B2" table:number-columns-spanned="2" office:value-type="string">
            <text:p text:style-name="P6">Get times for a stop, <text:span text:style-name="T3">from 1 hour before to 1 hour after the current time</text:span></text:p>
          </table:table-cell>
          <table:covered-table-cell/>
        </table:table-row>
        <table:table-row>
          <table:table-cell table:style-name="Table5.A2" office:value-type="string">
            <text:p text:style-name="P6">HTTP METHOD</text:p>
          </table:table-cell>
          <table:table-cell table:style-name="Table5.B2" table:number-columns-spanned="2" office:value-type="string">
            <text:p text:style-name="P5">GET</text:p>
          </table:table-cell>
          <table:covered-table-cell/>
        </table:table-row>
        <table:table-row>
          <table:table-cell table:style-name="Table5.A2" office:value-type="string">
            <text:p text:style-name="P6"/>
          </table:table-cell>
          <table:table-cell table:style-name="Table5.B4" office:value-type="string">
            <text:p text:style-name="P7">ROUTE_ID</text:p>
          </table:table-cell>
          <table:table-cell table:style-name="Table5.A1" office:value-type="string">
            <text:p text:style-name="P6">The id of the route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7">FROM</text:p>
          </table:table-cell>
          <table:table-cell table:style-name="Table5.B2" office:value-type="string">
            <text:p text:style-name="P6">From date in milliseconds. Only the day is considered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7">TO</text:p>
          </table:table-cell>
          <table:table-cell table:style-name="Table5.B2" office:value-type="string">
            <text:p text:style-name="P6">To date in milliseconds. Only the day is considered</text:p>
          </table:table-cell>
        </table:table-row>
        <table:table-row>
          <table:table-cell table:style-name="Table5.A2" office:value-type="string">
            <text:p text:style-name="P6">OUTPUT</text:p>
          </table:table-cell>
          <table:table-cell table:style-name="Table5.B2" table:number-columns-spanned="2" office:value-type="string">
            <text:p text:style-name="P6">A <text:span text:style-name="T2">TransitTimeTable</text:span></text:p>
          </table:table-cell>
          <table:covered-table-cell/>
        </table:table-row>
      </table:table>
      <text:p text:style-name="P1"><text:tab/></text:p>
      <text:p text:style-name="P19">Example: </text:p>
      <text:p text:style-name="P8"><text:span text:style-name="T5">GET </text:span><text:span text:style-name="T6">/smartcampus-journeyplanner-web/rest/gettransittimes/01/1361180144264/1361180244264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5"/>
      <text:p text:style-name="Text_20_body">The resulting response is something like</text:p>
      <text:p text:style-name="P13"><text:soft-page-break/>{ "delays" : [ [ 0,</text:p>
      <text:p text:style-name="P13"><text:s text:c="8"/>0</text:p>
      <text:p text:style-name="P13"><text:s text:c="6"/>],</text:p>
      <text:p text:style-name="P13"><text:s text:c="6"/>[ 0,</text:p>
      <text:p text:style-name="P13"><text:s text:c="8"/>0</text:p>
      <text:p text:style-name="P13"><text:s text:c="6"/>]</text:p>
      <text:p text:style-name="P13"><text:s text:c="4"/>],</text:p>
      <text:p text:style-name="P13"><text:s text:c="2"/>"stops" : [ "RONCAFORT nord",</text:p>
      <text:p text:style-name="P13"><text:s text:c="6"/>"GARDOLO <text:s/>P.le Neufahrn"</text:p>
      <text:p text:style-name="P13"><text:s text:c="4"/>],</text:p>
      <text:p text:style-name="P13"><text:s text:c="2"/>"stopsId" : [ "22500c",</text:p>
      <text:p text:style-name="P13"><text:s text:c="6"/>"22055n"</text:p>
      <text:p text:style-name="P13"><text:s text:c="4"/>],</text:p>
      <text:p text:style-name="P13"><text:s text:c="2"/>"times" : [ [ [ "09:46:00",</text:p>
      <text:p text:style-name="P13"><text:s text:c="10"/>""</text:p>
      <text:p text:style-name="P13"><text:s text:c="8"/>],</text:p>
      <text:p text:style-name="P13"><text:s text:c="8"/>[ "10:04:00",</text:p>
      <text:p text:style-name="P13"><text:s text:c="10"/>""</text:p>
      <text:p text:style-name="P13"><text:s text:c="8"/>]</text:p>
      <text:p text:style-name="P13"><text:s text:c="6"/>],</text:p>
      <text:p text:style-name="P13"><text:s text:c="6"/>[ [ "09:48:00",</text:p>
      <text:p text:style-name="P13"><text:s text:c="10"/>""</text:p>
      <text:p text:style-name="P13"><text:s text:c="8"/>],</text:p>
      <text:p text:style-name="P13"><text:s text:c="8"/>[ "10:06:00",</text:p>
      <text:p text:style-name="P13"><text:s text:c="10"/>""</text:p>
      <text:p text:style-name="P13"><text:s text:c="8"/>]</text:p>
      <text:p text:style-name="P13"><text:s text:c="6"/>]</text:p>
      <text:p text:style-name="P13"><text:s text:c="4"/>]</text:p>
      <text:p text:style-name="P13">}</text:p>
      <text:p text:style-name="P19">4.1.7. Get timetable for a stop</text:p>
      <text:p text:style-name="P1"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4">&lt;BASE_URL&gt;/<text:span text:style-name="T7">smartcampus-journeyplanner-web/rest/getlimitedtimetable/&lt;AGENCY_ID&gt;/&lt;STOP_ID&gt;/&lt;MAXRESULTS&gt;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Description</text:p>
          </table:table-cell>
          <table:table-cell table:style-name="Table6.B2" table:number-columns-spanned="2" office:value-type="string">
            <text:p text:style-name="P6">Get times for a stop</text:p>
          </table:table-cell>
          <table:covered-table-cell/>
        </table:table-row>
        <table:table-row>
          <table:table-cell table:style-name="Table6.A2" office:value-type="string">
            <text:p text:style-name="P6">HTTP METHOD</text:p>
          </table:table-cell>
          <table:table-cell table:style-name="Table6.B2" table:number-columns-spanned="2" office:value-type="string">
            <text:p text:style-name="P5">GET</text:p>
          </table:table-cell>
          <table:covered-table-cell/>
        </table:table-row>
        <table:table-row>
          <table:table-cell table:style-name="Table6.A2" office:value-type="string">
            <text:p text:style-name="P6"/>
          </table:table-cell>
          <table:table-cell table:style-name="Table6.B4" office:value-type="string">
            <text:p text:style-name="P7">AGENCY_ID</text:p>
          </table:table-cell>
          <table:table-cell table:style-name="Table6.A1" office:value-type="string">
            <text:p text:style-name="P6">The id of the transit agency</text:p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7">STOP_ID</text:p>
          </table:table-cell>
          <table:table-cell table:style-name="Table6.B2" office:value-type="string">
            <text:p text:style-name="P6">Id of the stop</text:p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7">MAXRESULTS</text:p>
          </table:table-cell>
          <table:table-cell table:style-name="Table6.B2" office:value-type="string">
            <text:p text:style-name="P6">Maximum number of results</text:p>
          </table:table-cell>
        </table:table-row>
        <table:table-row>
          <table:table-cell table:style-name="Table6.A2" office:value-type="string">
            <text:p text:style-name="P6">OUTPUT</text:p>
          </table:table-cell>
          <table:table-cell table:style-name="Table6.B2" table:number-columns-spanned="2" office:value-type="string">
            <text:p text:style-name="P6">A Map routeId → <text:span text:style-name="T2">LimitedTransitTimeTable</text:span></text:p>
          </table:table-cell>
          <table:covered-table-cell/>
        </table:table-row>
      </table:table>
      <text:p text:style-name="P1"><text:tab/></text:p>
      <text:p text:style-name="P19">Example: </text:p>
      <text:p text:style-name="P8"><text:soft-page-break/><text:span text:style-name="T5">GET </text:span><text:span text:style-name="T6">/smartcampus-journeyplanner-web/rest/getlimitedtimetable/12/20125p/5</text:span></text:p>
      <text:p text:style-name="P9">Host: https://vas-dev.smartcampuslab.it </text:p>
      <text:p text:style-name="P9">Headers: AUTH_TOKEN=123testtoken123</text:p>
      <text:p text:style-name="P3">Accept: application/json</text:p>
      <text:p text:style-name="P1"/>
      <text:p text:style-name="P25"/>
      <text:p text:style-name="Text_20_body">The resulting response is something like</text:p>
      <text:p text:style-name="P13">{</text:p>
      <text:p text:style-name="P13"><text:s text:c="4"/>"01": {</text:p>
      <text:p text:style-name="P13"><text:s text:c="8"/>"delays": {},</text:p>
      <text:p text:style-name="P13"><text:s text:c="8"/>"name": "Roncafort - P.Dante - Osp.S.Chiara- Roncafort",</text:p>
      <text:p text:style-name="P13"><text:s text:c="8"/>"route": "1",</text:p>
      <text:p text:style-name="P13"><text:s text:c="8"/>"times": [</text:p>
      <text:p text:style-name="P13"><text:s text:c="12"/>{</text:p>
      <text:p text:style-name="P13"><text:s text:c="16"/>"time": 1363188840,</text:p>
      <text:p text:style-name="P13"><text:s text:c="16"/>"trip": {</text:p>
      <text:p text:style-name="P13"><text:s text:c="20"/>"id": "01-Feriale_040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189920,</text:p>
      <text:p text:style-name="P13"><text:s text:c="16"/>"trip": {</text:p>
      <text:p text:style-name="P13"><text:s text:c="20"/>"id": "01-Feriale_041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191000,</text:p>
      <text:p text:style-name="P13"><text:s text:c="16"/>"trip": {</text:p>
      <text:p text:style-name="P13"><text:s text:c="20"/>"id": "01-Feriale_042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192080,</text:p>
      <text:p text:style-name="P13"><text:s text:c="16"/>"trip": {</text:p>
      <text:p text:style-name="P13"><text:s text:c="20"/>"id": "01-Feriale_043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oft-page-break/><text:s text:c="16"/>"time": 1363193160,</text:p>
      <text:p text:style-name="P13"><text:s text:c="16"/>"trip": {</text:p>
      <text:p text:style-name="P13"><text:s text:c="20"/>"id": "01-Feriale_044",</text:p>
      <text:p text:style-name="P13"><text:s text:c="20"/>"agency": "12"</text:p>
      <text:p text:style-name="P13"><text:s text:c="16"/>}</text:p>
      <text:p text:style-name="P13"><text:s text:c="12"/>}</text:p>
      <text:p text:style-name="P13"><text:s text:c="8"/>]</text:p>
      <text:p text:style-name="P13"><text:s text:c="4"/>},</text:p>
      <text:p text:style-name="P13">"02": {</text:p>
      <text:p text:style-name="P13"><text:s text:c="8"/>"delays": {},</text:p>
      <text:p text:style-name="P13"><text:s text:c="8"/>"name": "Vela - P.Dante - Osp.S.Chiara - P.Dante -Vela",</text:p>
      <text:p text:style-name="P13"><text:s text:c="8"/>"route": "2",</text:p>
      <text:p text:style-name="P13"><text:s text:c="8"/>"times": [</text:p>
      <text:p text:style-name="P13"><text:s text:c="12"/>{</text:p>
      <text:p text:style-name="P13"><text:s text:c="16"/>"time": 1363253100,</text:p>
      <text:p text:style-name="P13"><text:s text:c="16"/>"trip": {</text:p>
      <text:p text:style-name="P13"><text:s text:c="20"/>"id": "02-Feriale_018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254180,</text:p>
      <text:p text:style-name="P13"><text:s text:c="16"/>"trip": {</text:p>
      <text:p text:style-name="P13"><text:s text:c="20"/>"id": "02-Feriale_019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255260,</text:p>
      <text:p text:style-name="P13"><text:s text:c="16"/>"trip": {</text:p>
      <text:p text:style-name="P13"><text:s text:c="20"/>"id": "02-Feriale_020",</text:p>
      <text:p text:style-name="P13"><text:s text:c="20"/>"agency": "12"</text:p>
      <text:p text:style-name="P13"><text:s text:c="16"/>}</text:p>
      <text:p text:style-name="P13"><text:s text:c="12"/>},</text:p>
      <text:p text:style-name="P13"><text:s text:c="12"/>{</text:p>
      <text:p text:style-name="P13"><text:s text:c="16"/>"time": 1363256340,</text:p>
      <text:p text:style-name="P13"><text:s text:c="16"/>"trip": {</text:p>
      <text:p text:style-name="P13"><text:s text:c="20"/>"id": "02-Feriale_021",</text:p>
      <text:p text:style-name="P13"><text:s text:c="20"/>"agency": "12"</text:p>
      <text:p text:style-name="P13"><text:s text:c="16"/>}</text:p>
      <text:p text:style-name="P13"><text:s text:c="12"/>},</text:p>
      <text:p text:style-name="P13"><text:soft-page-break/><text:s text:c="12"/>{</text:p>
      <text:p text:style-name="P13"><text:s text:c="16"/>"time": 1363257420,</text:p>
      <text:p text:style-name="P13"><text:s text:c="16"/>"trip": {</text:p>
      <text:p text:style-name="P13"><text:s text:c="20"/>"id": "02-Feriale_022",</text:p>
      <text:p text:style-name="P13"><text:s text:c="20"/>"agency": "12"</text:p>
      <text:p text:style-name="P13"><text:s text:c="16"/>}</text:p>
      <text:p text:style-name="P13"><text:s text:c="12"/>}</text:p>
      <text:p text:style-name="P13"><text:s text:c="8"/>]</text:p>
      <text:p text:style-name="P13"><text:s text:c="4"/>}</text:p>
      <text:p text:style-name="P13">}</text:p>
      <text:h text:style-name="Heading_20_2" text:outline-level="2"><text:span text:style-name="T24">5</text:span>.<text:tab/><text:span text:style-name="T24">Java Client Library</text:span></text:h>
      <text:p text:style-name="Text_20_body">The <text:span text:style-name="T24">JourneyPlanner</text:span> Service client library provides an access to the operations exposed by the <text:span text:style-name="T24">JourneyPlanner</text:span> Service REST API. </text:p>
      <text:p text:style-name="Text_20_body">To use the library, one has to include the <text:span text:style-name="T25">journeyplanner</text:span><text:span text:style-name="T1">.client-1.0.jar</text:span> <text:span text:style-name="T24">(and </text:span><text:span text:style-name="T27">the </text:span><text:span text:style-name="T25">smartplanner-beans-1.0.jar</text:span><text:span text:style-name="T24">)</text:span>into the project classpath. <text:span text:style-name="T24">The </text:span><text:span text:style-name="T26">JourneyPlannerConnector </text:span><text:span text:style-name="T24">class exposes the necessary client methods. The following code demonstrates how the class may be used:</text:span></text:p>
      <text:p text:style-name="P26"/>
      <text:p text:style-name="P11">JourneyPlannerConnector <text:span text:style-name="T20">service</text:span> = </text:p>
      <text:p text:style-name="P12"><text:span text:style-name="T8"><text:s text:c="3"/></text:span><text:span text:style-name="T28">new</text:span><text:span text:style-name="T10"> </text:span><text:span text:style-name="T8">JourneyPlannerConnector</text:span><text:span text:style-name="T10">(</text:span><text:span text:style-name="T31">"https://vas-dev.smartcampuslab.it"</text:span><text:span text:style-name="T11">);</text:span></text:p>
      <text:p text:style-name="P14"/>
      <text:p text:style-name="P17"><text:span text:style-name="T34">// </text:span><text:span text:style-name="T35">plan single journey</text:span></text:p>
      <text:p text:style-name="P17"><text:span text:style-name="T9">SingleJourney sj = </text:span><text:span text:style-name="T29">new</text:span><text:span text:style-name="T9"> SingleJourney();</text:span></text:p>
      <text:p text:style-name="P17"><text:span text:style-name="T9">sj.setFrom(</text:span><text:span text:style-name="T29">new</text:span><text:span text:style-name="T9"> Position(</text:span><text:span text:style-name="T29">null</text:span><text:span text:style-name="T9">, </text:span><text:span text:style-name="T29">null</text:span><text:span text:style-name="T9">, </text:span><text:span text:style-name="T29">null</text:span><text:span text:style-name="T9">, </text:span><text:span text:style-name="T30">"46.062005"</text:span><text:span text:style-name="T9">, </text:span><text:span text:style-name="T30">"11.129169"</text:span><text:span text:style-name="T9">));</text:span></text:p>
      <text:p text:style-name="P17"><text:span text:style-name="T9">sj.setTo(</text:span><text:span text:style-name="T29">new</text:span><text:span text:style-name="T9"> Position(</text:span><text:span text:style-name="T29">null</text:span><text:span text:style-name="T9">, </text:span><text:span text:style-name="T29">null</text:span><text:span text:style-name="T9">, </text:span><text:span text:style-name="T29">null</text:span><text:span text:style-name="T9">, </text:span><text:span text:style-name="T30">"46.068854"</text:span><text:span text:style-name="T9">, </text:span><text:span text:style-name="T30">"11.151184"</text:span><text:span text:style-name="T9">));</text:span></text:p>
      <text:p text:style-name="P17"><text:span text:style-name="T9">sj.setRouteType(RType.</text:span><text:span text:style-name="T19">fastest</text:span><text:span text:style-name="T9">);</text:span></text:p>
      <text:p text:style-name="P17"><text:span text:style-name="T13">s</text:span><text:span text:style-name="T9">j.setTransportTypes(</text:span><text:span text:style-name="T29">new</text:span><text:span text:style-name="T9"> TType[]{TType.</text:span><text:span text:style-name="T19">TRANSIT</text:span><text:span text:style-name="T9">, Ttype.</text:span><text:span text:style-name="T19">WALK</text:span><text:span text:style-name="T9">});</text:span></text:p>
      <text:p text:style-name="P17"><text:span text:style-name="T9">sj.setDate(</text:span><text:span text:style-name="T30">"03/21/2013"</text:span><text:span text:style-name="T9">);</text:span></text:p>
      <text:p text:style-name="P17"><text:span text:style-name="T9">sj.setDepartureTime(</text:span><text:span text:style-name="T30">"10:00"</text:span><text:span text:style-name="T9">);</text:span></text:p>
      <text:p text:style-name="P15">sj.setResultsNumber(3);</text:p>
      <text:p text:style-name="P17"><text:span text:style-name="T14">List&lt;Itinerary&gt; singleResults </text:span><text:span text:style-name="T9">= <text:s/></text:span><text:span text:style-name="T21">service</text:span><text:span text:style-name="T9">.planSingleJourney(</text:span><text:span text:style-name="T15">request</text:span><text:span text:style-name="T9">, </text:span><text:span text:style-name="T16">token</text:span><text:span text:style-name="T9">);</text:span></text:p>
      <text:p text:style-name="P16"/>
      <text:p text:style-name="P17"><text:span text:style-name="T35">// get bus routes (12 stands for bus) </text:span><text:span text:style-name="T12"><text:tab/></text:span></text:p>
      <text:p text:style-name="P17"><text:span text:style-name="T12">List&lt;Route&gt; r = </text:span><text:span text:style-name="T17">service</text:span><text:span text:style-name="T12">.getRoutes(</text:span><text:span text:style-name="T32">"12"</text:span><text:span text:style-name="T12">, </text:span><text:span text:style-name="T18">token</text:span><text:span text:style-name="T12">);</text:span></text:p>
      <text:p text:style-name="P17"><text:span text:style-name="T35">// get bus stops for the route 5 </text:span><text:span text:style-name="T12"><text:tab/></text:span></text:p>
      <text:p text:style-name="P17"><text:span text:style-name="T14">List&lt;Stop&gt; s = </text:span><text:span text:style-name="T22">service</text:span><text:span text:style-name="T14">.getStops(</text:span><text:span text:style-name="T33">"12"</text:span><text:span text:style-name="T14">, </text:span><text:span text:style-name="T33">"05A"</text:span><text:span text:style-name="T14">, </text:span><text:span text:style-name="T23">token</text:span><text:span text:style-name="T14">);</text:span></text:p>
      <text:p text:style-name="P18">// get stop timetable </text:p>
      <text:p text:style-name="P17"><text:span text:style-name="T14">List&lt;StopTime&gt; st = </text:span><text:span text:style-name="T22">service</text:span><text:span text:style-name="T14">.getTimetable(</text:span><text:span text:style-name="T33">"12"</text:span><text:span text:style-name="T14">, </text:span><text:span text:style-name="T33">"05A"</text:span><text:span text:style-name="T14">,</text:span><text:span text:style-name="T33">"20125p"</text:span><text:span text:style-name="T14">, </text:span><text:span text:style-name="T23">token</text:span><text:span text:style-name="T14">);</text:span></text:p>
      <text:p text:style-name="P18">// get limited timetable </text:p>
      <text:p text:style-name="P16">Map&lt;String, LimitedTransitTimeTable&gt; tmap = </text:p>
      <text:p text:style-name="P17"><text:span text:style-name="T14"><text:tab/></text:span><text:span text:style-name="T22">service</text:span><text:span text:style-name="T14">.getLimitedTimetable(</text:span><text:span text:style-name="T33">"12"</text:span><text:span text:style-name="T14">, </text:span><text:span text:style-name="T33">"20125p"</text:span><text:span text:style-name="T14">, 3, </text:span><text:span text:style-name="T23">token</text:span><text:span text:style-name="T14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7:42:23.43</meta:creation-date>
    <dc:date>2013-04-22T22:31:10.06</dc:date>
    <meta:editing-duration>P3DT7H11M56S</meta:editing-duration>
    <meta:editing-cycles>213</meta:editing-cycles>
    <meta:generator>OpenOffice.org/3.4.1$Win32 OpenOffice.org_project/341m1$Build-9593</meta:generator>
    <meta:document-statistic meta:table-count="7" meta:image-count="0" meta:object-count="0" meta:page-count="18" meta:paragraph-count="676" meta:word-count="2392" meta:character-count="20573"/>
  </office:meta>
</office:document-meta>
</file>